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44cm"/>
    </style:style>
    <style:style style:name="co2" style:family="table-column">
      <style:table-column-properties fo:break-before="auto" style:column-width="5.124cm"/>
    </style:style>
    <style:style style:name="co3" style:family="table-column">
      <style:table-column-properties fo:break-before="auto" style:column-width="7.98cm"/>
    </style:style>
    <style:style style:name="co4" style:family="table-column">
      <style:table-column-properties fo:break-before="auto" style:column-width="0.728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297cm"/>
    </style:style>
    <style:style style:name="co7" style:family="table-column">
      <style:table-column-properties fo:break-before="auto" style:column-width="6.525cm"/>
    </style:style>
    <style:style style:name="co8" style:family="table-column">
      <style:table-column-properties fo:break-before="auto" style:column-width="1.653cm"/>
    </style:style>
    <style:style style:name="co9" style:family="table-column">
      <style:table-column-properties fo:break-before="auto" style:column-width="2.521cm"/>
    </style:style>
    <style:style style:name="co10" style:family="table-column">
      <style:table-column-properties fo:break-before="auto" style:column-width="3.388cm"/>
    </style:style>
    <style:style style:name="co11" style:family="table-column">
      <style:table-column-properties fo:break-before="auto" style:column-width="2.02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ext-properties fo:language="de" fo:country="CH"/>
    </style:style>
    <style:style style:name="ce3" style:family="table-cell" style:parent-style-name="Default">
      <style:text-properties fo:language="de" fo:country="CH"/>
    </style:style>
    <style:style style:name="ce4" style:family="table-cell" style:parent-style-name="Default" style:data-style-name="N100">
      <style:text-properties fo:language="de" fo:country="CH"/>
    </style:style>
    <style:style style:name="ce5" style:family="table-cell" style:parent-style-name="Default" style:data-style-name="N100"/>
    <style:style style:name="ce6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1" fo:font-size="10pt" fo:language="de" fo:country="CH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8" style:family="table-cell" style:parent-style-name="Default" style:data-style-name="N10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9" style:family="table-cell" style:parent-style-name="Default" style:data-style-name="N61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0" style:family="table-cell" style:parent-style-name="Default" style:data-style-name="N0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1" style:family="table-cell" style:parent-style-name="Default" style:data-style-name="N40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2" style:family="table-cell" style:parent-style-name="Default" style:data-style-name="N36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3" style:family="table-cell" style:parent-style-name="Default" style:data-style-name="N99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4" style:family="table-cell" style:parent-style-name="Default" style:data-style-name="N164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5" style:family="table-cell" style:parent-style-name="Default" style:data-style-name="N193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6" style:family="table-cell" style:parent-style-name="Default" style:data-style-name="N196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7" style:family="table-cell" style:parent-style-name="Default" style:data-style-name="N195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8" style:family="table-cell" style:parent-style-name="Default">
      <style:text-properties fo:language="de" fo:country="CH"/>
      <style:map style:condition="is-true-formula(Sheet1.$#REF!#REF!&gt;COLUMN(Sheet1.F110)-3)" style:apply-style-name="Excel_5f_CondFormat_5f_1_5f_2_5f_1" style:base-cell-address="Sheet1.F110"/>
    </style:style>
    <style:style style:name="ce19" style:family="table-cell" style:parent-style-name="Default" style:data-style-name="N0"/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21" style:family="table-cell" style:parent-style-name="Default">
      <style:text-properties style:use-window-font-color="true" style:text-outline="false" style:text-line-through-style="none" style:font-name="Verdana" fo:font-size="10pt" fo:language="de" fo:country="CH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2" style:family="table-cell" style:parent-style-name="Default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3" style:family="table-cell" style:parent-style-name="Default">
      <style:text-properties fo:language="en" fo:country="US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number-columns-repeated="4" table:default-cell-style-name="ce3"/>
        <table:table-column table:style-name="co6" table:default-cell-style-name="ce21"/>
        <table:table-column table:style-name="co7" table:default-cell-style-name="ce2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42" table:default-cell-style-name="ce3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20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style-name="ce1" table:number-columns-repeated="242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ooc:=VALUE([.C2])" office:value-type="float" office:value="123">
            <text:p>123</text:p>
          </table:table-cell>
          <table:table-cell table:style-name="ce7" office:value-type="string">
            <text:p>12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office:value-type="string">
            <text:p>VALUE (does not support blanks!)</text:p>
          </table:table-cell>
          <table:table-cell office:value-type="string">
            <text:p>VALUE</text:p>
          </table:table-cell>
          <table:table-cell table:number-columns-repeated="244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ooc:=VALUE([.C3])" office:value-type="float" office:value="123">
            <text:p>123</text:p>
          </table:table-cell>
          <table:table-cell table:style-name="ce7" office:value-type="string">
            <text:p><text:s/>123 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23.55">
            <text:p>123,55</text:p>
          </table:table-cell>
          <table:table-cell table:formula="oooc:=VALUE([.C4])" office:value-type="float" office:value="0">
            <text:p>Err:502</text:p>
          </table:table-cell>
          <table:table-cell table:style-name="ce7" office:value-type="string">
            <text:p>123.5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-23">
            <text:p>-23</text:p>
          </table:table-cell>
          <table:table-cell table:formula="oooc:=VALUE([.C5])" office:value-type="float" office:value="-23">
            <text:p>-23</text:p>
          </table:table-cell>
          <table:table-cell table:style-name="ce7" office:value-type="string">
            <text:p><text:s/>-2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00000000">
            <text:p>100000000</text:p>
          </table:table-cell>
          <table:table-cell table:formula="oooc:=VALUE([.C6])" office:value-type="float" office:value="0">
            <text:p>Err:502</text:p>
          </table:table-cell>
          <table:table-cell table:style-name="ce7" office:value-type="string">
            <text:p>100'000'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0.2">
            <text:p>0,2</text:p>
          </table:table-cell>
          <table:table-cell table:formula="oooc:=VALUE([.C7])" office:value-type="float" office:value="0.2">
            <text:p>0,2</text:p>
          </table:table-cell>
          <table:table-cell table:style-name="ce8" office:value-type="string">
            <text:p>20%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234567000">
            <text:p>1234567000</text:p>
          </table:table-cell>
          <table:table-cell table:formula="oooc:=VALUE([.C8])" office:value-type="float" office:value="0">
            <text:p>Err:502</text:p>
          </table:table-cell>
          <table:table-cell table:style-name="ce9" office:value-type="string">
            <text:p>1'234.567e6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-0.0000012345">
            <text:p>0</text:p>
          </table:table-cell>
          <table:table-cell table:formula="oooc:=VALUE([.C9])" office:value-type="float" office:value="-0.0000012345">
            <text:p>0</text:p>
          </table:table-cell>
          <table:table-cell table:style-name="ce9" office:value-type="string">
            <text:p>-12345e-10</text:p>
          </table:table-cell>
          <table:table-cell table:style-name="ce9"/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000000123456">
            <text:p>0</text:p>
          </table:table-cell>
          <table:table-cell table:formula="oooc:=VALUE([.C10])" office:value-type="float" office:value="0">
            <text:p>Err:502</text:p>
          </table:table-cell>
          <table:table-cell table:style-name="ce9" office:value-type="string">
            <text:p>-123'456E-1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12.345">
            <text:p>12,35</text:p>
          </table:table-cell>
          <table:table-cell table:formula="oooc:=VALUE([.C11])" office:value-type="float" office:value="12.345">
            <text:p>12,35</text:p>
          </table:table-cell>
          <table:table-cell table:style-name="ce10" office:value-type="float" office:value="12.345">
            <text:p>12,3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">
            <text:p>35981</text:p>
          </table:table-cell>
          <table:table-cell table:formula="oooc:=VALUE([.C12])" office:value-type="float" office:value="35981">
            <text:p>35981</text:p>
          </table:table-cell>
          <table:table-cell table:style-name="ce9" office:value-type="string">
            <text:p>5.7.1998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">
            <text:p>35981</text:p>
          </table:table-cell>
          <table:table-cell table:formula="oooc:=VALUE([.C13])" office:value-type="float" office:value="35981">
            <text:p>35981</text:p>
          </table:table-cell>
          <table:table-cell table:style-name="ce9" office:value-type="string">
            <text:p>5.7.98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0277778">
            <text:p>35981,51</text:p>
          </table:table-cell>
          <table:table-cell table:formula="oooc:=VALUE([.C14])" office:value-type="float" office:value="35981.5090277778">
            <text:p>35981,51</text:p>
          </table:table-cell>
          <table:table-cell table:style-name="ce9" office:value-type="string">
            <text:p>5.7.1998 12:1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1898148">
            <text:p>35981,51</text:p>
          </table:table-cell>
          <table:table-cell table:formula="oooc:=VALUE([.C15])" office:value-type="float" office:value="35981.5091898148">
            <text:p>35981,51</text:p>
          </table:table-cell>
          <table:table-cell table:style-name="ce9" office:value-type="string">
            <text:p>5.7.98 12:13:1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09027777777778">
            <text:p>0,51</text:p>
          </table:table-cell>
          <table:table-cell table:formula="oooc:=VALUE([.C16])" office:value-type="float" office:value="0.509027777777778">
            <text:p>0,51</text:p>
          </table:table-cell>
          <table:table-cell table:style-name="ce11" office:value-type="string">
            <text:p>12:1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09189814814815">
            <text:p>0,51</text:p>
          </table:table-cell>
          <table:table-cell table:formula="oooc:=VALUE([.C17])" office:value-type="float" office:value="0.509189814814815">
            <text:p>0,51</text:p>
          </table:table-cell>
          <table:table-cell table:style-name="ce9" office:value-type="string">
            <text:p>12:13:1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902777777777778">
            <text:p>0,01</text:p>
          </table:table-cell>
          <table:table-cell table:formula="oooc:=VALUE([.C18])" office:value-type="float" office:value="0.00902777777777778">
            <text:p>0,01</text:p>
          </table:table-cell>
          <table:table-cell table:style-name="ce11" office:value-type="string">
            <text:p>0:1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918981481481481">
            <text:p>0,01</text:p>
          </table:table-cell>
          <table:table-cell table:formula="oooc:=VALUE([.C19])" office:value-type="float" office:value="0.00918981481481481">
            <text:p>0,01</text:p>
          </table:table-cell>
          <table:table-cell table:style-name="ce9" office:value-type="string">
            <text:p>0:13:1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0959">
            <text:p>10959</text:p>
          </table:table-cell>
          <table:table-cell table:formula="oooc:=VALUE([.C20])" office:value-type="float" office:value="10959">
            <text:p>10959</text:p>
          </table:table-cell>
          <table:table-cell table:style-name="ce11" office:value-type="string">
            <text:p>1.1.3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47483">
            <text:p>47483</text:p>
          </table:table-cell>
          <table:table-cell table:formula="oooc:=VALUE([.C21])" office:value-type="float" office:value="47483">
            <text:p>47483</text:p>
          </table:table-cell>
          <table:table-cell table:style-name="ce9" office:value-type="string">
            <text:p>31.12.2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!STR:FE</text:p>
          </table:table-cell>
          <table:table-cell table:formula="oooc:=VALUE([.C22])" office:value-type="float" office:value="35981">
            <text:p>35981</text:p>
          </table:table-cell>
          <table:table-cell table:style-name="ce11" office:value-type="string">
            <text:p>5/7/1998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float" office:value="35981">
            <text:p>35981</text:p>
          </table:table-cell>
          <table:table-cell table:number-columns-repeated="243"/>
        </table:table-row>
        <table:table-row table:style-name="ro2">
          <table:table-cell office:value-type="string">
            <text:p>!STR:FE</text:p>
          </table:table-cell>
          <table:table-cell table:formula="oooc:=VALUE([.C23])" office:value-type="float" office:value="35981.5090277778">
            <text:p>35981,51</text:p>
          </table:table-cell>
          <table:table-cell table:style-name="ce9" office:value-type="string">
            <text:p>5/7/1998 12:1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float" office:value="35981.5090277778">
            <text:p>35981,51</text:p>
          </table:table-cell>
          <table:table-cell table:number-columns-repeated="243"/>
        </table:table-row>
        <table:table-row table:style-name="ro2">
          <table:table-cell office:value-type="string">
            <text:p>!STR:FE</text:p>
          </table:table-cell>
          <table:table-cell table:formula="oooc:=VALUE([.C24])" office:value-type="float" office:value="35981.5091898148">
            <text:p>35981,51</text:p>
          </table:table-cell>
          <table:table-cell table:style-name="ce9" office:value-type="string">
            <text:p>5/7/1998 12:13:1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float" office:value="35981.5091898148">
            <text:p>35981,51</text:p>
          </table:table-cell>
          <table:table-cell table:number-columns-repeated="243"/>
        </table:table-row>
        <table:table-row table:style-name="ro2">
          <table:table-cell office:value-type="float" office:value="35981">
            <text:p>35981</text:p>
          </table:table-cell>
          <table:table-cell table:formula="oooc:=VALUE([.C25])" office:value-type="float" office:value="35981">
            <text:p>35981</text:p>
          </table:table-cell>
          <table:table-cell table:style-name="ce11" office:value-type="string">
            <text:p>1998/7/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0277778">
            <text:p>35981,51</text:p>
          </table:table-cell>
          <table:table-cell table:formula="oooc:=VALUE([.C26])" office:value-type="float" office:value="35981.5090277778">
            <text:p>35981,51</text:p>
          </table:table-cell>
          <table:table-cell table:style-name="ce9" office:value-type="string">
            <text:p>1998/7/5 12:1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1898148">
            <text:p>35981,51</text:p>
          </table:table-cell>
          <table:table-cell table:formula="oooc:=VALUE([.C27])" office:value-type="float" office:value="35981.5091898148">
            <text:p>35981,51</text:p>
          </table:table-cell>
          <table:table-cell table:style-name="ce9" office:value-type="string">
            <text:p>1998/7/5 12:13:1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">
            <text:p>35981</text:p>
          </table:table-cell>
          <table:table-cell table:formula="oooc:=VALUE([.C28])" office:value-type="float" office:value="35981">
            <text:p>35981</text:p>
          </table:table-cell>
          <table:table-cell table:style-name="ce11" office:value-type="string">
            <text:p>1998-7-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0277778">
            <text:p>35981,51</text:p>
          </table:table-cell>
          <table:table-cell table:formula="oooc:=VALUE([.C29])" office:value-type="float" office:value="35981.5090277778">
            <text:p>35981,51</text:p>
          </table:table-cell>
          <table:table-cell table:style-name="ce9" office:value-type="string">
            <text:p>1998-7-5 12:1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1898148">
            <text:p>35981,51</text:p>
          </table:table-cell>
          <table:table-cell table:formula="oooc:=VALUE([.C30])" office:value-type="float" office:value="35981.5091898148">
            <text:p>35981,51</text:p>
          </table:table-cell>
          <table:table-cell table:style-name="ce9" office:value-type="string">
            <text:p>1998-7-5 12:13:1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2">
          <table:table-cell office:value-type="float" office:value="12.345">
            <text:p>12,35</text:p>
          </table:table-cell>
          <table:table-cell table:formula="oooc:=N([.C32])" office:value-type="float" office:value="12.345">
            <text:p>12,35</text:p>
          </table:table-cell>
          <table:table-cell table:style-name="ce10" office:value-type="float" office:value="12.345">
            <text:p>12,3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office:value-type="string">
            <text:p>N (does not support blanks!)</text:p>
          </table:table-cell>
          <table:table-cell office:value-type="string">
            <text:p>N</text:p>
          </table:table-cell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N([.C33])" office:value-type="float" office:value="0">
            <text:p>0</text:p>
          </table:table-cell>
          <table:table-cell table:style-name="ce10" office:value-type="string">
            <text:p>1234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9083">
            <text:p>39083</text:p>
          </table:table-cell>
          <table:table-cell table:formula="oooc:=N([.C34])" office:value-type="float" office:value="39083">
            <text:p>39083</text:p>
          </table:table-cell>
          <table:table-cell table:style-name="ce12" office:value-type="date" office:date-value="2007-01-01">
            <text:p>01.01.2007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N([.C35])" office:value-type="float" office:value="0">
            <text:p>0</text:p>
          </table:table-cell>
          <table:table-cell table:style-name="ce10" office:value-type="string">
            <text:p>01.01.2007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N([.C36])" office:value-type="float" office:value="1">
            <text:p>1</text:p>
          </table:table-cell>
          <table:table-cell table:style-name="ce13" office:value-type="boolean" office:boolean-value="true">
            <text:p>ИСТИНА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N([.C37])" office:value-type="float" office:value="0">
            <text:p>0</text:p>
          </table:table-cell>
          <table:table-cell table:style-name="ce13" office:value-type="boolean" office:boolean-value="false">
            <text:p>ЛОЖЬ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10"/>
          <table:table-cell table:style-name="ce7" table:number-columns-repeated="6"/>
          <table:table-cell table:number-columns-repeated="247"/>
        </table:table-row>
        <table:table-row table:style-name="ro2">
          <table:table-cell office:value-type="string">
            <text:p>AaBbCcDd</text:p>
          </table:table-cell>
          <table:table-cell table:formula="oooc:=T([.C39])" office:value-type="string" office:string-value="AaBbCcDd">
            <text:p>AaBbCcDd</text:p>
          </table:table-cell>
          <table:table-cell table:style-name="ce10" office:value-type="string">
            <text:p>AaBbCcDd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office:value-type="string">
            <text:p>T (does not support blanks!)</text:p>
          </table:table-cell>
          <table:table-cell office:value-type="string">
            <text:p>T</text:p>
          </table:table-cell>
          <table:table-cell table:number-columns-repeated="244"/>
        </table:table-row>
        <table:table-row table:style-name="ro2">
          <table:table-cell office:value-type="string">
            <text:p>АаБбВвГгДд</text:p>
          </table:table-cell>
          <table:table-cell table:formula="oooc:=T([.C40])" office:value-type="string" office:string-value="АаБбВвГгДд">
            <text:p>АаБбВвГгДд</text:p>
          </table:table-cell>
          <table:table-cell table:style-name="ce10" office:value-type="string">
            <text:p>АаБбВвГгДд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41])">
            <text:p/>
          </table:table-cell>
          <table:table-cell table:style-name="ce10" office:value-type="float" office:value="123.45">
            <text:p>123,4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123.45</text:p>
          </table:table-cell>
          <table:table-cell table:formula="oooc:=T([.C42])" office:value-type="string" office:string-value="123.45">
            <text:p>123.45</text:p>
          </table:table-cell>
          <table:table-cell table:style-name="ce10" office:value-type="string">
            <text:p>123.4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43])">
            <text:p/>
          </table:table-cell>
          <table:table-cell table:style-name="ce12" office:value-type="date" office:date-value="2007-01-01">
            <text:p>01.01.2007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01.01.2007</text:p>
          </table:table-cell>
          <table:table-cell table:formula="oooc:=T([.C44])" office:value-type="string" office:string-value="01.01.2007">
            <text:p>01.01.2007</text:p>
          </table:table-cell>
          <table:table-cell table:style-name="ce10" office:value-type="string">
            <text:p>01.01.2007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45])">
            <text:p/>
          </table:table-cell>
          <table:table-cell table:style-name="ce13" office:value-type="boolean" office:boolean-value="true">
            <text:p>ИСТИНА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46])">
            <text:p/>
          </table:table-cell>
          <table:table-cell table:style-name="ce13" office:value-type="boolean" office:boolean-value="false">
            <text:p>ЛОЖЬ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2">
          <table:table-cell office:value-type="string">
            <text:p>0</text:p>
          </table:table-cell>
          <table:table-cell table:formula="oooc:=TEXT([.C48];[.D48])" office:value-type="string" office:string-value="0">
            <text:p>0</text:p>
          </table:table-cell>
          <table:table-cell table:style-name="ce10" office:value-type="float" office:value="0">
            <text:p>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office:value-type="string">
            <text:p>TEXT (does not support blanks!)</text:p>
          </table:table-cell>
          <table:table-cell office:value-type="string">
            <text:p>TEXT</text:p>
          </table:table-cell>
          <table:table-cell table:number-columns-repeated="244"/>
        </table:table-row>
        <table:table-row table:style-name="ro2">
          <table:table-cell office:value-type="string">
            <text:p>99999999999</text:p>
          </table:table-cell>
          <table:table-cell table:formula="oooc:=TEXT([.C49];[.D49])" office:value-type="string" office:string-value="99999999999,5">
            <text:p>99999999999,5</text:p>
          </table:table-cell>
          <table:table-cell table:style-name="ce14" office:value-type="float" office:value="99999999999.4999">
            <text:p>99999999999,49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E+11</text:p>
          </table:table-cell>
          <table:table-cell table:formula="oooc:=TEXT([.C50];[.D50])" office:value-type="string" office:string-value="99999999999,5">
            <text:p>99999999999,5</text:p>
          </table:table-cell>
          <table:table-cell table:style-name="ce14" office:value-type="float" office:value="99999999999.5">
            <text:p>99999999999,5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0.000000009</text:p>
          </table:table-cell>
          <table:table-cell table:formula="oooc:=TEXT([.C51];[.D51])" office:value-type="string" office:string-value="0">
            <text:p>0</text:p>
          </table:table-cell>
          <table:table-cell table:style-name="ce15" office:value-type="float" office:value="0.000000009">
            <text:p>0,000000009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23.558cm" draw:caption-point-x="-31.021cm" draw:caption-point-y="-23.558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9E-09</text:p>
          </table:table-cell>
          <table:table-cell table:formula="oooc:=TEXT([.C52];[.D52])" office:value-type="string" office:string-value="0">
            <text:p>0</text:p>
          </table:table-cell>
          <table:table-cell table:style-name="ce15" office:value-type="float" office:value="0.000000009000001">
            <text:p>0,0000000090000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24.029cm" draw:caption-point-x="-31.021cm" draw:caption-point-y="-24.029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.77778E-05</text:p>
          </table:table-cell>
          <table:table-cell table:formula="oooc:=TEXT([.C53];[.D53])" office:value-type="string" office:string-value="0">
            <text:p>0</text:p>
          </table:table-cell>
          <table:table-cell table:style-name="ce16" office:value-type="float" office:value="0.0000777777777777777">
            <text:p>0,0000777777777777777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24.5cm" draw:caption-point-x="-31.021cm" draw:caption-point-y="-24.5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777778</text:p>
          </table:table-cell>
          <table:table-cell table:formula="oooc:=TEXT([.C54];[.D54])" office:value-type="string" office:string-value="0">
            <text:p>0</text:p>
          </table:table-cell>
          <table:table-cell table:style-name="ce16" office:value-type="float" office:value="0.000777777777777777">
            <text:p>0,000777777777777777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24.971cm" draw:caption-point-x="-31.021cm" draw:caption-point-y="-24.971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7777778</text:p>
          </table:table-cell>
          <table:table-cell table:formula="oooc:=TEXT([.C55];[.D55])" office:value-type="string" office:string-value="0,01">
            <text:p>0,01</text:p>
          </table:table-cell>
          <table:table-cell table:style-name="ce16" office:value-type="float" office:value="0.00777777777777777">
            <text:p>0,00777777777777777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25.442cm" draw:caption-point-x="-31.021cm" draw:caption-point-y="-25.442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77777778</text:p>
          </table:table-cell>
          <table:table-cell table:formula="oooc:=TEXT([.C56];[.D56])" office:value-type="string" office:string-value="0,08">
            <text:p>0,08</text:p>
          </table:table-cell>
          <table:table-cell table:style-name="ce16" office:value-type="float" office:value="0.0777777777777777">
            <text:p>0,0777777777777777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25.913cm" draw:caption-point-x="-31.021cm" draw:caption-point-y="-25.913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777777778</text:p>
          </table:table-cell>
          <table:table-cell table:formula="oooc:=TEXT([.C57];[.D57])" office:value-type="string" office:string-value="0,78">
            <text:p>0,78</text:p>
          </table:table-cell>
          <table:table-cell table:style-name="ce16" office:value-type="float" office:value="0.777777777777777">
            <text:p>0,777777777777777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26.384cm" draw:caption-point-x="-31.021cm" draw:caption-point-y="-26.38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.777777778</text:p>
          </table:table-cell>
          <table:table-cell table:formula="oooc:=TEXT([.C58];[.D58])" office:value-type="string" office:string-value="7,78">
            <text:p>7,78</text:p>
          </table:table-cell>
          <table:table-cell table:style-name="ce16" office:value-type="float" office:value="7.77777777777777">
            <text:p>7,77777777777777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26.855cm" draw:caption-point-x="-31.021cm" draw:caption-point-y="-26.855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7.77777778</text:p>
          </table:table-cell>
          <table:table-cell table:formula="oooc:=TEXT([.C59];[.D59])" office:value-type="string" office:string-value="77,78">
            <text:p>77,78</text:p>
          </table:table-cell>
          <table:table-cell table:style-name="ce16" office:value-type="float" office:value="77.7777777777777">
            <text:p>77,7777777777777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27.326cm" draw:caption-point-x="-31.021cm" draw:caption-point-y="-27.326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77.7777778</text:p>
          </table:table-cell>
          <table:table-cell table:formula="oooc:=TEXT([.C60];[.D60])" office:value-type="string" office:string-value="777,78">
            <text:p>777,78</text:p>
          </table:table-cell>
          <table:table-cell table:style-name="ce16" office:value-type="float" office:value="777.777777777777">
            <text:p>777,777777777777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27.797cm" draw:caption-point-x="-31.021cm" draw:caption-point-y="-27.797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777.777778</text:p>
          </table:table-cell>
          <table:table-cell table:formula="oooc:=TEXT([.C61];[.D61])" office:value-type="string" office:string-value="7777,78">
            <text:p>7777,78</text:p>
          </table:table-cell>
          <table:table-cell table:style-name="ce16" office:value-type="float" office:value="7777.77777777777">
            <text:p>7777,77777777777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.77778</text:p>
          </table:table-cell>
          <table:table-cell table:formula="oooc:=TEXT([.C62];[.D62])" office:value-type="string" office:string-value="77777,78">
            <text:p>77777,78</text:p>
          </table:table-cell>
          <table:table-cell table:style-name="ce16" office:value-type="float" office:value="77777.7777777777">
            <text:p>77777,7777777777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.7778</text:p>
          </table:table-cell>
          <table:table-cell table:formula="oooc:=TEXT([.C63];[.D63])" office:value-type="string" office:string-value="777777,78">
            <text:p>777777,78</text:p>
          </table:table-cell>
          <table:table-cell table:style-name="ce16" office:value-type="float" office:value="777777.777777777">
            <text:p>777777,777777777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.778</text:p>
          </table:table-cell>
          <table:table-cell table:formula="oooc:=TEXT([.C64];[.D64])" office:value-type="string" office:string-value="7777777,78">
            <text:p>7777777,78</text:p>
          </table:table-cell>
          <table:table-cell table:style-name="ce16" office:value-type="float" office:value="7777777.77777777">
            <text:p>7777777,77777777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.78</text:p>
          </table:table-cell>
          <table:table-cell table:formula="oooc:=TEXT([.C65];[.D65])" office:value-type="string" office:string-value="77777777,78">
            <text:p>77777777,78</text:p>
          </table:table-cell>
          <table:table-cell table:style-name="ce16" office:value-type="float" office:value="77777777.7777777">
            <text:p>77777777,7777777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.8</text:p>
          </table:table-cell>
          <table:table-cell table:formula="oooc:=TEXT([.C66];[.D66])" office:value-type="string" office:string-value="777777777,78">
            <text:p>777777777,78</text:p>
          </table:table-cell>
          <table:table-cell table:style-name="ce16" office:value-type="float" office:value="777777777.777777">
            <text:p>777777777,777777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8</text:p>
          </table:table-cell>
          <table:table-cell table:formula="oooc:=TEXT([.C67];[.D67])" office:value-type="string" office:string-value="7777777777,78">
            <text:p>7777777777,78</text:p>
          </table:table-cell>
          <table:table-cell table:style-name="ce16" office:value-type="float" office:value="7777777777.77777">
            <text:p>7777777777,77777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78</text:p>
          </table:table-cell>
          <table:table-cell table:formula="oooc:=TEXT([.C68];[.D68])" office:value-type="string" office:string-value="77777777777,78">
            <text:p>77777777777,78</text:p>
          </table:table-cell>
          <table:table-cell table:style-name="ce16" office:value-type="float" office:value="77777777777.7777">
            <text:p>77777777777,77770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.77778E+11</text:p>
          </table:table-cell>
          <table:table-cell table:formula="oooc:=TEXT([.C69];[.D69])" office:value-type="string" office:string-value="777777777777,78">
            <text:p>777777777777,78</text:p>
          </table:table-cell>
          <table:table-cell table:style-name="ce16" office:value-type="float" office:value="777777777777.777">
            <text:p>777777777777,77700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.77778E+12</text:p>
          </table:table-cell>
          <table:table-cell table:formula="oooc:=TEXT([.C70];[.D70])" office:value-type="string" office:string-value="7777777777777,77">
            <text:p>7777777777777,77</text:p>
          </table:table-cell>
          <table:table-cell table:style-name="ce16" office:value-type="float" office:value="7777777777777.77">
            <text:p>7777777777777,77000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.77778E+13</text:p>
          </table:table-cell>
          <table:table-cell table:formula="oooc:=TEXT([.C71];[.D71])" office:value-type="string" office:string-value="77777777777777,7">
            <text:p>77777777777777,7</text:p>
          </table:table-cell>
          <table:table-cell table:style-name="ce16" office:value-type="float" office:value="77777777777777.7">
            <text:p>77777777777777,70000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5cm" svg:x="31.021cm" svg:y="32.977cm" draw:caption-point-x="-31.021cm" draw:caption-point-y="-32.977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.77778E+14</text:p>
          </table:table-cell>
          <table:table-cell table:formula="oooc:=TEXT([.C72];[.D72])" office:value-type="string" office:string-value="777777777777777">
            <text:p>777777777777777</text:p>
          </table:table-cell>
          <table:table-cell table:style-name="ce16" office:value-type="float" office:value="777777777777777">
            <text:p>777777777777777,00000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5cm" svg:x="31.021cm" svg:y="33.448cm" draw:caption-point-x="-31.021cm" draw:caption-point-y="-33.448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-777777777.8</text:p>
          </table:table-cell>
          <table:table-cell table:formula="oooc:=TEXT([.C73];[.D73])" office:value-type="string" office:string-value="-777777777,78">
            <text:p>-777777777,78</text:p>
          </table:table-cell>
          <table:table-cell table:style-name="ce16" office:value-type="float" office:value="-777777777.777777">
            <text:p>-777777777,777777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777777778</text:p>
          </table:table-cell>
          <table:table-cell table:formula="oooc:=TEXT([.C74];[.D74])" office:value-type="string" office:string-value="-7777777777,78">
            <text:p>-7777777777,78</text:p>
          </table:table-cell>
          <table:table-cell table:style-name="ce16" office:value-type="float" office:value="-7777777777.77777">
            <text:p>-7777777777,77777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7777777778</text:p>
          </table:table-cell>
          <table:table-cell table:formula="oooc:=TEXT([.C75];[.D75])" office:value-type="string" office:string-value="-77777777777,78">
            <text:p>-77777777777,78</text:p>
          </table:table-cell>
          <table:table-cell table:style-name="ce16" office:value-type="float" office:value="-77777777777.7777">
            <text:p>-77777777777,77770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.77778E+11</text:p>
          </table:table-cell>
          <table:table-cell table:formula="oooc:=TEXT([.C76];[.D76])" office:value-type="string" office:string-value="-777777777777,78">
            <text:p>-777777777777,78</text:p>
          </table:table-cell>
          <table:table-cell table:style-name="ce16" office:value-type="float" office:value="-777777777777.777">
            <text:p>-777777777777,77700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0.000000001</text:p>
          </table:table-cell>
          <table:table-cell table:formula="oooc:=TEXT([.C77];[.D77])" office:value-type="string" office:string-value="0">
            <text:p>0</text:p>
          </table:table-cell>
          <table:table-cell table:style-name="ce17" office:value-type="float" office:value="0.000000001">
            <text:p>0,00000000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35.803cm" draw:caption-point-x="-31.021cm" draw:caption-point-y="-35.803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000011</text:p>
          </table:table-cell>
          <table:table-cell table:formula="oooc:=TEXT([.C78];[.D78])" office:value-type="string" office:string-value="0">
            <text:p>0</text:p>
          </table:table-cell>
          <table:table-cell table:style-name="ce17" office:value-type="float" office:value="0.000000011">
            <text:p>0,0000000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36.274cm" draw:caption-point-x="-31.021cm" draw:caption-point-y="-36.27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000111</text:p>
          </table:table-cell>
          <table:table-cell table:formula="oooc:=TEXT([.C79];[.D79])" office:value-type="string" office:string-value="0">
            <text:p>0</text:p>
          </table:table-cell>
          <table:table-cell table:style-name="ce17" office:value-type="float" office:value="0.000000111">
            <text:p>0,0000001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36.745cm" draw:caption-point-x="-31.021cm" draw:caption-point-y="-36.745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001111</text:p>
          </table:table-cell>
          <table:table-cell table:formula="oooc:=TEXT([.C80];[.D80])" office:value-type="string" office:string-value="0">
            <text:p>0</text:p>
          </table:table-cell>
          <table:table-cell table:style-name="ce17" office:value-type="float" office:value="0.000001111">
            <text:p>0,0000011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37.216cm" draw:caption-point-x="-31.021cm" draw:caption-point-y="-37.216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011111</text:p>
          </table:table-cell>
          <table:table-cell table:formula="oooc:=TEXT([.C81];[.D81])" office:value-type="string" office:string-value="0">
            <text:p>0</text:p>
          </table:table-cell>
          <table:table-cell table:style-name="ce17" office:value-type="float" office:value="0.000011111">
            <text:p>0,0000111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37.687cm" draw:caption-point-x="-31.021cm" draw:caption-point-y="-37.687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111111</text:p>
          </table:table-cell>
          <table:table-cell table:formula="oooc:=TEXT([.C82];[.D82])" office:value-type="string" office:string-value="0">
            <text:p>0</text:p>
          </table:table-cell>
          <table:table-cell table:style-name="ce17" office:value-type="float" office:value="0.000111111">
            <text:p>0,0001111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38.158cm" draw:caption-point-x="-31.021cm" draw:caption-point-y="-38.158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1111111</text:p>
          </table:table-cell>
          <table:table-cell table:formula="oooc:=TEXT([.C83];[.D83])" office:value-type="string" office:string-value="0">
            <text:p>0</text:p>
          </table:table-cell>
          <table:table-cell table:style-name="ce17" office:value-type="float" office:value="0.001111111">
            <text:p>0,0011111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38.629cm" draw:caption-point-x="-31.021cm" draw:caption-point-y="-38.629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11111111</text:p>
          </table:table-cell>
          <table:table-cell table:formula="oooc:=TEXT([.C84];[.D84])" office:value-type="string" office:string-value="0,01">
            <text:p>0,01</text:p>
          </table:table-cell>
          <table:table-cell table:style-name="ce17" office:value-type="float" office:value="0.011111111">
            <text:p>0,0111111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39.1cm" draw:caption-point-x="-31.021cm" draw:caption-point-y="-39.1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111111111</text:p>
          </table:table-cell>
          <table:table-cell table:formula="oooc:=TEXT([.C85];[.D85])" office:value-type="string" office:string-value="0,11">
            <text:p>0,11</text:p>
          </table:table-cell>
          <table:table-cell table:style-name="ce17" office:value-type="float" office:value="0.111111111">
            <text:p>0,1111111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39.571cm" draw:caption-point-x="-31.021cm" draw:caption-point-y="-39.571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E-11</text:p>
          </table:table-cell>
          <table:table-cell table:formula="oooc:=TEXT([.C86];[.D86])" office:value-type="string" office:string-value="0">
            <text:p>0</text:p>
          </table:table-cell>
          <table:table-cell table:style-name="ce17" office:value-type="float" office:value="0.00000000001">
            <text:p>0,000000000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0.042cm" draw:caption-point-x="-31.021cm" draw:caption-point-y="-40.042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E-10</text:p>
          </table:table-cell>
          <table:table-cell table:formula="oooc:=TEXT([.C87];[.D87])" office:value-type="string" office:string-value="0">
            <text:p>0</text:p>
          </table:table-cell>
          <table:table-cell table:style-name="ce17" office:value-type="float" office:value="0.00000000011">
            <text:p>0,0000000001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0.513cm" draw:caption-point-x="-31.021cm" draw:caption-point-y="-40.513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01E-09</text:p>
          </table:table-cell>
          <table:table-cell table:formula="oooc:=TEXT([.C88];[.D88])" office:value-type="string" office:string-value="0">
            <text:p>0</text:p>
          </table:table-cell>
          <table:table-cell table:style-name="ce17" office:value-type="float" office:value="0.00000000101">
            <text:p>0,00000000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0.984cm" draw:caption-point-x="-31.021cm" draw:caption-point-y="-40.98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01E-08</text:p>
          </table:table-cell>
          <table:table-cell table:formula="oooc:=TEXT([.C89];[.D89])" office:value-type="string" office:string-value="0">
            <text:p>0</text:p>
          </table:table-cell>
          <table:table-cell table:style-name="ce17" office:value-type="float" office:value="0.00000001101">
            <text:p>0,0000000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1.455cm" draw:caption-point-x="-31.021cm" draw:caption-point-y="-41.455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01E-07</text:p>
          </table:table-cell>
          <table:table-cell table:formula="oooc:=TEXT([.C90];[.D90])" office:value-type="string" office:string-value="0">
            <text:p>0</text:p>
          </table:table-cell>
          <table:table-cell table:style-name="ce17" office:value-type="float" office:value="0.00000011101">
            <text:p>0,0000001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1.926cm" draw:caption-point-x="-31.021cm" draw:caption-point-y="-41.926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101E-06</text:p>
          </table:table-cell>
          <table:table-cell table:formula="oooc:=TEXT([.C91];[.D91])" office:value-type="string" office:string-value="0">
            <text:p>0</text:p>
          </table:table-cell>
          <table:table-cell table:style-name="ce17" office:value-type="float" office:value="0.00000111101">
            <text:p>0,0000011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5cm" svg:x="31.021cm" svg:y="42.396cm" draw:caption-point-x="-31.021cm" draw:caption-point-y="-42.396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11E-05</text:p>
          </table:table-cell>
          <table:table-cell table:formula="oooc:=TEXT([.C92];[.D92])" office:value-type="string" office:string-value="0">
            <text:p>0</text:p>
          </table:table-cell>
          <table:table-cell table:style-name="ce17" office:value-type="float" office:value="0.00001111101">
            <text:p>0,0000111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5cm" svg:x="31.021cm" svg:y="42.867cm" draw:caption-point-x="-31.021cm" draw:caption-point-y="-42.867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111111</text:p>
          </table:table-cell>
          <table:table-cell table:formula="oooc:=TEXT([.C93];[.D93])" office:value-type="string" office:string-value="0">
            <text:p>0</text:p>
          </table:table-cell>
          <table:table-cell table:style-name="ce17" office:value-type="float" office:value="0.00011111101">
            <text:p>0,0001111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5cm" svg:x="31.021cm" svg:y="43.338cm" draw:caption-point-x="-31.021cm" draw:caption-point-y="-43.338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1111111</text:p>
          </table:table-cell>
          <table:table-cell table:formula="oooc:=TEXT([.C94];[.D94])" office:value-type="string" office:string-value="0">
            <text:p>0</text:p>
          </table:table-cell>
          <table:table-cell table:style-name="ce17" office:value-type="float" office:value="0.00111111101">
            <text:p>0,0011111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5cm" svg:x="31.021cm" svg:y="43.809cm" draw:caption-point-x="-31.021cm" draw:caption-point-y="-43.809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11111111</text:p>
          </table:table-cell>
          <table:table-cell table:formula="oooc:=TEXT([.C95];[.D95])" office:value-type="string" office:string-value="0,01">
            <text:p>0,01</text:p>
          </table:table-cell>
          <table:table-cell table:style-name="ce17" office:value-type="float" office:value="0.01111111101">
            <text:p>0,0111111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5cm" svg:x="31.021cm" svg:y="44.28cm" draw:caption-point-x="-31.021cm" draw:caption-point-y="-44.28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111111111</text:p>
          </table:table-cell>
          <table:table-cell table:formula="oooc:=TEXT([.C96];[.D96])" office:value-type="string" office:string-value="0,11">
            <text:p>0,11</text:p>
          </table:table-cell>
          <table:table-cell table:style-name="ce17" office:value-type="float" office:value="0.11111111101">
            <text:p>0,1111111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4.751cm" draw:caption-point-x="-31.021cm" draw:caption-point-y="-44.751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9.9E-10</text:p>
          </table:table-cell>
          <table:table-cell table:formula="oooc:=TEXT([.C97];[.D97])" office:value-type="string" office:string-value="0">
            <text:p>0</text:p>
          </table:table-cell>
          <table:table-cell table:style-name="ce17" office:value-type="float" office:value="0.00000000099">
            <text:p>0,000000000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5.222cm" draw:caption-point-x="-31.021cm" draw:caption-point-y="-45.222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99E-09</text:p>
          </table:table-cell>
          <table:table-cell table:formula="oooc:=TEXT([.C98];[.D98])" office:value-type="string" office:string-value="0">
            <text:p>0</text:p>
          </table:table-cell>
          <table:table-cell table:style-name="ce17" office:value-type="float" office:value="0.00000000199">
            <text:p>0,00000000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5.693cm" draw:caption-point-x="-31.021cm" draw:caption-point-y="-45.693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99E-08</text:p>
          </table:table-cell>
          <table:table-cell table:formula="oooc:=TEXT([.C99];[.D99])" office:value-type="string" office:string-value="0">
            <text:p>0</text:p>
          </table:table-cell>
          <table:table-cell table:style-name="ce17" office:value-type="float" office:value="0.00000001199">
            <text:p>0,0000000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6.164cm" draw:caption-point-x="-31.021cm" draw:caption-point-y="-46.16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99E-07</text:p>
          </table:table-cell>
          <table:table-cell table:formula="oooc:=TEXT([.C100];[.D100])" office:value-type="string" office:string-value="0">
            <text:p>0</text:p>
          </table:table-cell>
          <table:table-cell table:style-name="ce17" office:value-type="float" office:value="0.00000011199">
            <text:p>0,0000001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6.635cm" draw:caption-point-x="-31.021cm" draw:caption-point-y="-46.635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199E-06</text:p>
          </table:table-cell>
          <table:table-cell table:formula="oooc:=TEXT([.C101];[.D101])" office:value-type="string" office:string-value="0">
            <text:p>0</text:p>
          </table:table-cell>
          <table:table-cell table:style-name="ce17" office:value-type="float" office:value="0.00000111199">
            <text:p>0,0000011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7.106cm" draw:caption-point-x="-31.021cm" draw:caption-point-y="-47.106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12E-05</text:p>
          </table:table-cell>
          <table:table-cell table:formula="oooc:=TEXT([.C102];[.D102])" office:value-type="string" office:string-value="0">
            <text:p>0</text:p>
          </table:table-cell>
          <table:table-cell table:style-name="ce17" office:value-type="float" office:value="0.00001111199">
            <text:p>0,0000111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7.577cm" draw:caption-point-x="-31.021cm" draw:caption-point-y="-47.577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111112</text:p>
          </table:table-cell>
          <table:table-cell table:formula="oooc:=TEXT([.C103];[.D103])" office:value-type="string" office:string-value="0">
            <text:p>0</text:p>
          </table:table-cell>
          <table:table-cell table:style-name="ce17" office:value-type="float" office:value="0.00011111199">
            <text:p>0,0001111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8.048cm" draw:caption-point-x="-31.021cm" draw:caption-point-y="-48.048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1111112</text:p>
          </table:table-cell>
          <table:table-cell table:formula="oooc:=TEXT([.C104];[.D104])" office:value-type="string" office:string-value="0">
            <text:p>0</text:p>
          </table:table-cell>
          <table:table-cell table:style-name="ce17" office:value-type="float" office:value="0.00111111199">
            <text:p>0,0011111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8.519cm" draw:caption-point-x="-31.021cm" draw:caption-point-y="-48.519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11111112</text:p>
          </table:table-cell>
          <table:table-cell table:formula="oooc:=TEXT([.C105];[.D105])" office:value-type="string" office:string-value="0,01">
            <text:p>0,01</text:p>
          </table:table-cell>
          <table:table-cell table:style-name="ce17" office:value-type="float" office:value="0.01111111199">
            <text:p>0,0111111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1.021cm" svg:y="48.99cm" draw:caption-point-x="-31.021cm" draw:caption-point-y="-48.99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111111112</text:p>
          </table:table-cell>
          <table:table-cell table:formula="oooc:=TEXT([.C106];[.D106])" office:value-type="string" office:string-value="0,11">
            <text:p>0,11</text:p>
          </table:table-cell>
          <table:table-cell table:style-name="ce17" office:value-type="float" office:value="0.11111111199">
            <text:p>0,1111111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"/>
          <table:table-cell office:value-type="string">
            <office:annotation draw:style-name="gr1" draw:text-style-name="P1" svg:width="3.574cm" svg:height="2.014cm" svg:x="31.021cm" svg:y="49.461cm" draw:caption-point-x="-31.021cm" draw:caption-point-y="-49.461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AaBbCcDd</text:p>
          </table:table-cell>
          <table:table-cell table:formula="oooc:=TEXT([.C107];[.D107])" office:value-type="string" office:string-value="0">
            <text:p>0</text:p>
          </table:table-cell>
          <table:table-cell table:style-name="ce10" office:value-type="string">
            <text:p>AaBbCcDd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АаБбВвГгДд</text:p>
          </table:table-cell>
          <table:table-cell table:formula="oooc:=TEXT([.C108];[.D108])" office:value-type="string" office:string-value="0">
            <text:p>0</text:p>
          </table:table-cell>
          <table:table-cell table:style-name="ce10" office:value-type="string">
            <text:p>АаБбВвГгДд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2">
          <table:table-cell table:style-name="ce4" office:value-type="string">
            <text:p>1'234.35</text:p>
          </table:table-cell>
          <table:table-cell table:formula="oooc:=FIXED([.C110])" office:value-type="string" office:string-value="1 234,35">
            <text:p>1 234,35</text:p>
          </table:table-cell>
          <table:table-cell table:style-name="ce7" office:value-type="float" office:value="1234.3456">
            <text:p>1234,35</text:p>
          </table:table-cell>
          <table:table-cell table:style-name="ce7" table:number-columns-repeated="2"/>
          <table:table-cell table:style-name="ce18"/>
          <table:table-cell table:style-name="ce7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FIXED</text:p>
          </table:table-cell>
          <table:table-cell table:number-columns-repeated="244"/>
        </table:table-row>
        <table:table-row table:style-name="ro2">
          <table:table-cell office:value-type="string">
            <text:p>12.340</text:p>
          </table:table-cell>
          <table:table-cell table:formula="oooc:=FIXED([.C111];[.D111])" office:value-type="string" office:string-value="12,340">
            <text:p>12,340</text:p>
          </table:table-cell>
          <table:table-cell table:style-name="ce7" office:value-type="float" office:value="12.34">
            <text:p>12,34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'345.340</text:p>
          </table:table-cell>
          <table:table-cell table:formula="oooc:=FIXED([.C112];[.D112])" office:value-type="string" office:string-value="12 345,340">
            <text:p>12 345,340</text:p>
          </table:table-cell>
          <table:table-cell table:style-name="ce7" office:value-type="float" office:value="12345.34">
            <text:p>12345,34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'456'789.123</text:p>
          </table:table-cell>
          <table:table-cell table:formula="oooc:=FIXED([.C113];[.D113])" office:value-type="string" office:string-value="123 456 789,123">
            <text:p>123 456 789,123</text:p>
          </table:table-cell>
          <table:table-cell table:style-name="ce7" office:value-type="float" office:value="123456789.123456">
            <text:p>123456789,12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'300</text:p>
          </table:table-cell>
          <table:table-cell table:formula="oooc:=FIXED([.C114];[.D114])" office:value-type="string" office:string-value="12 300">
            <text:p>12 300</text:p>
          </table:table-cell>
          <table:table-cell table:style-name="ce7" office:value-type="float" office:value="12345.34">
            <text:p>12345,34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45.340</text:p>
          </table:table-cell>
          <table:table-cell table:formula="oooc:=FIXED([.C115];[.D115];[.E115])" office:value-type="string" office:string-value="12345,340">
            <text:p>12345,340</text:p>
          </table:table-cell>
          <table:table-cell table:style-name="ce7" office:value-type="float" office:value="12345.34">
            <text:p>12345,34</text:p>
          </table:table-cell>
          <table:table-cell table:style-name="ce7" office:value-type="float" office:value="3">
            <text:p>3</text:p>
          </table:table-cell>
          <table:table-cell table:style-name="ce13" office:value-type="boolean" office:boolean-value="true">
            <text:p>ИСТИНА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12'345.340</text:p>
          </table:table-cell>
          <table:table-cell table:formula="oooc:=FIXED([.C116];[.D116];[.E116])" office:value-type="string" office:string-value="12 345,340">
            <text:p>12 345,340</text:p>
          </table:table-cell>
          <table:table-cell table:style-name="ce7" office:value-type="float" office:value="12345.34">
            <text:p>12345,34</text:p>
          </table:table-cell>
          <table:table-cell table:style-name="ce7" office:value-type="float" office:value="3">
            <text:p>3</text:p>
          </table:table-cell>
          <table:table-cell table:style-name="ce13" office:value-type="boolean" office:boolean-value="false">
            <text:p>ЛОЖЬ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1'234'567'891'234.56</text:p>
          </table:table-cell>
          <table:table-cell table:formula="oooc:=FIXED([.C117];[.D117];[.E117])" office:value-type="string" office:string-value="1 234 567 891 234,56">
            <text:p>1 234 567 891 234,56</text:p>
          </table:table-cell>
          <table:table-cell table:style-name="ce7" office:value-type="float" office:value="1234567891234.56">
            <text:p>1234567891234,56</text:p>
          </table:table-cell>
          <table:table-cell table:style-name="ce7" office:value-type="float" office:value="2">
            <text:p>2</text:p>
          </table:table-cell>
          <table:table-cell table:style-name="ce13" office:value-type="boolean" office:boolean-value="false">
            <text:p>ЛОЖЬ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3'456'789'123'400.00</text:p>
          </table:table-cell>
          <table:table-cell table:formula="oooc:=FIXED([.C118];[.D118];[.E118])" office:value-type="string" office:string-value="123 456 789 123 400,00">
            <text:p>123 456 789 123 400,00</text:p>
          </table:table-cell>
          <table:table-cell table:style-name="ce7" office:value-type="float" office:value="123456789123400">
            <text:p>123456789123400</text:p>
          </table:table-cell>
          <table:table-cell table:style-name="ce7" office:value-type="float" office:value="2">
            <text:p>2</text:p>
          </table:table-cell>
          <table:table-cell table:style-name="ce13" office:value-type="boolean" office:boolean-value="false">
            <text:p>ЛОЖЬ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'234.6</text:p>
          </table:table-cell>
          <table:table-cell table:formula="oooc:=FIXED([.C119];[.D119])" office:value-type="string" office:string-value="1 234,6">
            <text:p>1 234,6</text:p>
          </table:table-cell>
          <table:table-cell table:style-name="ce7" office:value-type="float" office:value="1234.567">
            <text:p>1234,57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1'230</text:p>
          </table:table-cell>
          <table:table-cell table:formula="oooc:=FIXED([.C120];[.D120])" office:value-type="string" office:string-value="-1 230">
            <text:p>-1 230</text:p>
          </table:table-cell>
          <table:table-cell table:style-name="ce7" office:value-type="float" office:value="-1234.567">
            <text:p>-1234,57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0</text:p>
          </table:table-cell>
          <table:table-cell table:formula="oooc:=FIXED([.C121];[.D121];[.E121])" office:value-type="string" office:string-value="1230">
            <text:p>1230</text:p>
          </table:table-cell>
          <table:table-cell table:style-name="ce7" office:value-type="float" office:value="1234.567">
            <text:p>1234,57</text:p>
          </table:table-cell>
          <table:table-cell table:style-name="ce7" office:value-type="float" office:value="-1">
            <text:p>-1</text:p>
          </table:table-cell>
          <table:table-cell table:style-name="ce13" office:value-type="boolean" office:boolean-value="true">
            <text:p>ИСТИНА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-1230</text:p>
          </table:table-cell>
          <table:table-cell table:formula="oooc:=FIXED([.C122];[.D122];[.E122])" office:value-type="string" office:string-value="-1230">
            <text:p>-1230</text:p>
          </table:table-cell>
          <table:table-cell table:style-name="ce7" office:value-type="float" office:value="-1234.567">
            <text:p>-1234,57</text:p>
          </table:table-cell>
          <table:table-cell table:style-name="ce7" office:value-type="float" office:value="-1">
            <text:p>-1</text:p>
          </table:table-cell>
          <table:table-cell table:style-name="ce13" office:value-type="boolean" office:boolean-value="true">
            <text:p>ИСТИНА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2">
          <table:table-cell table:style-name="ce5" office:value-type="string">
            <text:p>SFr. 123.00</text:p>
          </table:table-cell>
          <table:table-cell table:style-name="Default" table:formula="oooc:=DOLLAR([.C124])" office:value-type="string" office:string-value="123,00руб.">
            <text:p>123,00руб.</text:p>
          </table:table-cell>
          <table:table-cell table:style-name="ce7" office:value-type="float" office:value="123">
            <text:p>123</text:p>
          </table:table-cell>
          <table:table-cell table:style-name="ce7" table:number-columns-repeated="2"/>
          <table:table-cell table:style-name="Default" table:number-columns-repeated="4"/>
          <table:table-cell table:style-name="ce22" office:value-type="float" office:value="1">
            <text:p>1</text:p>
          </table:table-cell>
          <table:table-cell table:number-columns-repeated="2" table:style-name="Default" office:value-type="string">
            <text:p>DOLLAR</text:p>
          </table:table-cell>
          <table:table-cell table:style-name="Default" table:number-columns-repeated="2"/>
          <table:table-cell table:number-columns-repeated="242"/>
        </table:table-row>
        <table:table-row table:style-name="ro2">
          <table:table-cell table:style-name="ce5" office:value-type="string">
            <text:p>SFr.-1'234.57</text:p>
          </table:table-cell>
          <table:table-cell table:style-name="Default" table:formula="oooc:=DOLLAR([.C125])" office:value-type="string" office:string-value="-1 234,57руб.">
            <text:p>-1 234,57руб.</text:p>
          </table:table-cell>
          <table:table-cell table:style-name="ce7" office:value-type="float" office:value="-1234.567">
            <text:p>-1234,57</text:p>
          </table:table-cell>
          <table:table-cell table:style-name="ce7" table:number-columns-repeated="2"/>
          <table:table-cell table:style-name="Default" table:number-columns-repeated="4"/>
          <table:table-cell table:style-name="ce22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Default" table:number-columns-repeated="2"/>
          <table:table-cell table:style-name="ce7" table:number-columns-repeated="3"/>
          <table:table-cell table:style-name="Default" table:number-columns-repeated="4"/>
          <table:table-cell table:style-name="ce22"/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string">
            <text:p>SFr. 123'000</text:p>
          </table:table-cell>
          <table:table-cell table:style-name="Default" table:formula="oooc:=DOLLAR([.C127];[.D127])" office:value-type="string" office:string-value="123 000руб.">
            <text:p>123 000руб.</text:p>
          </table:table-cell>
          <table:table-cell table:style-name="ce7" office:value-type="float" office:value="123345.2346">
            <text:p>123345,23</text:p>
          </table:table-cell>
          <table:table-cell table:style-name="ce7" office:value-type="float" office:value="-3">
            <text:p>-3</text:p>
          </table:table-cell>
          <table:table-cell table:style-name="ce7"/>
          <table:table-cell table:style-name="ce19" table:number-columns-repeated="4"/>
          <table:table-cell table:style-name="ce22" office:value-type="float" office:value="2">
            <text:p>2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string">
            <text:p>SFr. 12'345.340</text:p>
          </table:table-cell>
          <table:table-cell table:style-name="Default" table:formula="oooc:=DOLLAR([.C128];[.D128])" office:value-type="string" office:string-value="12 345,340руб.">
            <text:p>12 345,340руб.</text:p>
          </table:table-cell>
          <table:table-cell table:style-name="ce7" office:value-type="float" office:value="12345.34">
            <text:p>12345,34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19" table:number-columns-repeated="4"/>
          <table:table-cell table:style-name="ce22" office:value-type="float" office:value="2">
            <text:p>2</text:p>
          </table:table-cell>
          <table:table-cell table:style-name="Default" office:value-type="string">
            <text:p>...</text:p>
          </table:table-cell>
          <table:table-cell table:style-name="Default" table:number-columns-repeated="3"/>
          <table:table-cell table:number-columns-repeated="242"/>
        </table:table-row>
        <table:table-row table:style-name="ro3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2">
          <table:table-cell table:style-name="Default" office:value-type="string">
            <text:p>A</text:p>
          </table:table-cell>
          <table:table-cell table:style-name="Default" table:formula="oooc:=CHAR([.C130])" office:value-type="string" office:string-value="A">
            <text:p>A</text:p>
          </table:table-cell>
          <table:table-cell table:style-name="ce7" office:value-type="float" office:value="65">
            <text:p>65</text:p>
          </table:table-cell>
          <table:table-cell table:style-name="ce7" table:number-columns-repeated="2"/>
          <table:table-cell table:style-name="Default" table:number-columns-repeated="4"/>
          <table:table-cell table:style-name="ce22" office:value-type="float" office:value="1">
            <text:p>1</text:p>
          </table:table-cell>
          <table:table-cell table:number-columns-repeated="2" table:style-name="Default" office:value-type="string">
            <text:p>CHAR</text:p>
          </table:table-cell>
          <table:table-cell table:style-name="Default" table:number-columns-repeated="2"/>
          <table:table-cell table:number-columns-repeated="242"/>
        </table:table-row>
        <table:table-row table:style-name="ro2">
          <table:table-cell table:style-name="ce5" office:value-type="string">
            <text:p>d</text:p>
          </table:table-cell>
          <table:table-cell table:style-name="Default" table:formula="oooc:=CHAR([.C131])" office:value-type="string" office:string-value="d">
            <text:p>d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2"/>
          <table:table-cell table:style-name="Default" table:number-columns-repeated="4"/>
          <table:table-cell table:style-name="ce22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ú</text:p>
          </table:table-cell>
          <table:table-cell table:style-name="Default" table:formula="oooc:=CHAR([.C132])" office:value-type="string" office:string-value="ъ">
            <text:p>ъ</text:p>
          </table:table-cell>
          <table:table-cell table:style-name="ce7" office:value-type="float" office:value="250">
            <text:p>250</text:p>
          </table:table-cell>
          <table:table-cell table:style-name="ce7" table:number-columns-repeated="2"/>
          <table:table-cell table:style-name="Default" table:number-columns-repeated="4"/>
          <table:table-cell table:style-name="ce22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§</text:p>
          </table:table-cell>
          <table:table-cell table:style-name="Default" table:formula="oooc:=CHAR([.C133])" office:value-type="string" office:string-value="§">
            <text:p>§</text:p>
          </table:table-cell>
          <table:table-cell table:style-name="ce7" office:value-type="float" office:value="167">
            <text:p>167</text:p>
          </table:table-cell>
          <table:table-cell table:style-name="ce7" table:number-columns-repeated="2"/>
          <table:table-cell table:style-name="Default" table:number-columns-repeated="4"/>
          <table:table-cell table:style-name="ce22" office:value-type="float" office:value="1">
            <text:p>1</text:p>
          </table:table-cell>
          <table:table-cell table:style-name="Default" office:value-type="string">
            <text:p>...</text:p>
          </table:table-cell>
          <table:table-cell table:style-name="Default" table:number-columns-repeated="3"/>
          <table:table-cell table:number-columns-repeated="242"/>
        </table:table-row>
        <table:table-row table:style-name="ro3">
          <table:table-cell table:style-name="Default" table:number-columns-repeated="2"/>
          <table:table-cell table:style-name="ce7" table:number-columns-repeated="3"/>
          <table:table-cell table:style-name="Default" table:number-columns-repeated="4"/>
          <table:table-cell table:style-name="ce22"/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63">
            <text:p>63</text:p>
          </table:table-cell>
          <table:table-cell table:style-name="Default" table:formula="oooc:=CODE([.C135])" office:value-type="float" office:value="184">
            <text:p>184</text:p>
          </table:table-cell>
          <table:table-cell table:style-name="ce7" office:value-type="string">
            <text:p>ё</text:p>
          </table:table-cell>
          <table:table-cell table:style-name="ce7"/>
          <table:table-cell table:style-name="ce13"/>
          <table:table-cell table:style-name="Default" table:number-columns-repeated="4"/>
          <table:table-cell table:style-name="ce22" office:value-type="float" office:value="1">
            <text:p>1</text:p>
          </table:table-cell>
          <table:table-cell table:number-columns-repeated="2" table:style-name="Default" office:value-type="string">
            <text:p>CODE</text:p>
          </table:table-cell>
          <table:table-cell table:style-name="Default" table:number-columns-repeated="2"/>
          <table:table-cell table:number-columns-repeated="242"/>
        </table:table-row>
        <table:table-row table:style-name="ro2">
          <table:table-cell table:style-name="Default" office:value-type="float" office:value="167">
            <text:p>167</text:p>
          </table:table-cell>
          <table:table-cell table:style-name="Default" table:formula="oooc:=CODE([.C136])" office:value-type="float" office:value="167">
            <text:p>167</text:p>
          </table:table-cell>
          <table:table-cell table:style-name="ce7" office:value-type="string">
            <text:p>§</text:p>
          </table:table-cell>
          <table:table-cell table:style-name="ce7"/>
          <table:table-cell table:style-name="ce13"/>
          <table:table-cell table:style-name="Default" table:number-columns-repeated="4"/>
          <table:table-cell table:style-name="ce22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252">
            <text:p>252</text:p>
          </table:table-cell>
          <table:table-cell table:style-name="Default" table:formula="oooc:=CODE([.C137])" office:value-type="float" office:value="63">
            <text:p>63</text:p>
          </table:table-cell>
          <table:table-cell table:style-name="ce7" office:value-type="string">
            <text:p>ü</text:p>
          </table:table-cell>
          <table:table-cell table:style-name="ce7"/>
          <table:table-cell table:style-name="ce13"/>
          <table:table-cell table:style-name="Default" table:number-columns-repeated="4"/>
          <table:table-cell table:style-name="ce22" office:value-type="float" office:value="1">
            <text:p>1</text:p>
          </table:table-cell>
          <table:table-cell table:style-name="Default" office:value-type="string">
            <text:p>...</text:p>
          </table:table-cell>
          <table:table-cell table:style-name="Default" table:number-columns-repeated="3"/>
          <table:table-cell table:number-columns-repeated="242"/>
        </table:table-row>
        <table:table-row table:style-name="ro3" table:number-rows-repeated="114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 table:number-rows-repeated="2">
          <table:table-cell table:style-name="ce6"/>
          <table:table-cell/>
          <table:table-cell table:style-name="ce7" table:number-columns-repeated="7"/>
          <table:table-cell table:number-columns-repeated="247"/>
        </table:table-row>
        <table:table-row table:style-name="ro3" table:number-rows-repeated="20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 table:number-rows-repeated="3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 table:number-rows-repeated="2">
          <table:table-cell table:style-name="ce6"/>
          <table:table-cell/>
          <table:table-cell table:style-name="ce7" table:number-columns-repeated="7"/>
          <table:table-cell table:number-columns-repeated="247"/>
        </table:table-row>
        <table:table-row table:style-name="ro3" table:number-rows-repeated="20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 table:number-rows-repeated="8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7"/>
          <table:table-cell table:style-name="ce9"/>
          <table:table-cell table:style-name="ce7" table:number-columns-repeated="5"/>
          <table:table-cell table:number-columns-repeated="247"/>
        </table:table-row>
        <table:table-row table:style-name="ro3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7"/>
          <table:table-cell table:style-name="ce8"/>
          <table:table-cell table:style-name="ce7" table:number-columns-repeated="5"/>
          <table:table-cell table:number-columns-repeated="247"/>
        </table:table-row>
        <table:table-row table:style-name="ro3">
          <table:table-cell table:number-columns-repeated="2"/>
          <table:table-cell table:style-name="ce12"/>
          <table:table-cell table:style-name="ce7" table:number-columns-repeated="6"/>
          <table:table-cell table:number-columns-repeated="247"/>
        </table:table-row>
        <table:table-row table:style-name="ro3" table:number-rows-repeated="8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 table:number-rows-repeated="2">
          <table:table-cell table:style-name="ce6"/>
          <table:table-cell/>
          <table:table-cell table:style-name="ce7" table:number-columns-repeated="7"/>
          <table:table-cell table:number-columns-repeated="247"/>
        </table:table-row>
        <table:table-row table:style-name="ro3" table:number-rows-repeated="17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 table:number-rows-repeated="2">
          <table:table-cell table:number-columns-repeated="256"/>
        </table:table-row>
        <table:table-row table:style-name="ro3" table:number-rows-repeated="56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 table:number-rows-repeated="65138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SFr. </number:text>
      <number:number number:decimal-places="0" number:min-integer-digits="1" number:grouping="true"/>
    </number:number-style>
    <number:number-style style:name="N109">
      <number:text>S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0" number:min-integer-digits="1" number:grouping="true"/>
    </number:number-style>
    <number:number-style style:name="N110">
      <style:text-properties fo:color="#ff0000"/>
      <number:text>S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SFr. </number:text>
      <number:number number:decimal-places="2" number:min-integer-digits="1" number:grouping="true"/>
    </number:number-style>
    <number:number-style style:name="N112">
      <number:text>S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SFr. </number:text>
      <number:number number:decimal-places="2" number:min-integer-digits="1" number:grouping="true"/>
    </number:number-style>
    <number:number-style style:name="N113">
      <style:text-properties fo:color="#ff0000"/>
      <number:text>S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Fr. </number:text>
      <number:number number:decimal-places="0" number:min-integer-digits="1" number:grouping="true"/>
      <number:text> </number:text>
    </number:number-style>
    <number:number-style style:name="N125P1" style:volatile="true">
      <number:text> SFr. -</number:text>
      <number:number number:decimal-places="0" number:min-integer-digits="1" number:grouping="true"/>
      <number:text> </number:text>
    </number:number-style>
    <number:number-style style:name="N125P2" style:volatile="true">
      <number:text> S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Fr. </number:text>
      <number:number number:decimal-places="2" number:min-integer-digits="1" number:grouping="true"/>
      <number:text> </number:text>
    </number:number-style>
    <number:number-style style:name="N133P1" style:volatile="true">
      <number:text> SFr. -</number:text>
      <number:number number:decimal-places="2" number:min-integer-digits="1" number:grouping="true"/>
      <number:text> </number:text>
    </number:number-style>
    <number:number-style style:name="N133P2" style:volatile="true">
      <number:text> S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3P0"/>
    </number:number-style>
    <number:number-style style:name="N147P0" style:volatile="true">
      <number:number number:decimal-places="0" number:min-integer-digits="1" number:grouping="true"/>
      <number:text> € </number:text>
    </number:number-style>
    <number:number-style style:name="N147P1" style:volatile="true">
      <number:text>-</number:text>
      <number:number number:decimal-places="0" number:min-integer-digits="1" number:grouping="true"/>
      <number:text> € </number:text>
    </number:number-style>
    <number:number-style style:name="N147P2" style:volatile="true">
      <number:text> -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€ </number:text>
    </number:number-style>
    <number:number-style style:name="N155P1" style:volatile="true">
      <number:text>-</number:text>
      <number:number number:decimal-places="2" number:min-integer-digits="1" number:grouping="true"/>
      <number:text> € </number:text>
    </number:number-style>
    <number:number-style style:name="N155P2" style:volatile="true">
      <number:text> -</number:text>
      <number:number number:decimal-places="0" number:min-integer-digits="0"/>
      <number:text> €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integer-digits="1" number:grouping="true"/>
      <number:text>    </number:text>
    </number:number-style>
    <number:number-style style:name="N159P2" style:volatile="true">
      <number:text> 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8" number:min-integer-digits="1"/>
    </number:number-style>
    <number:number-style style:name="N161">
      <number:number number:decimal-places="7" number:min-integer-digits="1"/>
    </number:number-style>
    <number:number-style style:name="N162">
      <number:number number:decimal-places="6" number:min-integer-digits="1"/>
    </number:number-style>
    <number:number-style style:name="N163">
      <number:number number:decimal-places="5" number:min-integer-digits="1"/>
    </number:number-style>
    <number:number-style style:name="N164">
      <number:number number:decimal-places="4" number:min-integer-digits="1"/>
    </number:number-style>
    <number:number-style style:name="N165">
      <number:number number:decimal-places="3" number:min-integer-digits="1"/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-</number:text>
      <number:number number:decimal-places="3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number number:decimal-places="4" number:min-integer-digits="1" number:grouping="true"/>
      <number:text> </number:text>
    </number:number-style>
    <number:number-style style:name="N171P1" style:volatile="true">
      <number:text> -</number:text>
      <number:number number:decimal-places="4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4P0" style:volatile="true">
      <number:number number:decimal-places="5" number:min-integer-digits="1" number:grouping="true"/>
      <number:text> </number:text>
    </number:number-style>
    <number:number-style style:name="N174P1" style:volatile="true">
      <number:text> -</number:text>
      <number:number number:decimal-places="5" number:min-integer-digits="1" number:grouping="true"/>
      <number:text> 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7P0" style:volatile="true">
      <number:number number:decimal-places="6" number:min-integer-digits="1" number:grouping="true"/>
      <number:text> </number:text>
    </number:number-style>
    <number:number-style style:name="N177P1" style:volatile="true">
      <number:text> -</number:text>
      <number:number number:decimal-places="6" number:min-integer-digits="1" number:grouping="true"/>
      <number:text> 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0P0" style:volatile="true">
      <number:number number:decimal-places="1" number:min-integer-digits="1" number:grouping="true"/>
      <number:text> </number:text>
    </number:number-style>
    <number:number-style style:name="N180P1" style:volatile="true">
      <number:text> -</number:text>
      <number:number number:decimal-places="1" number:min-integer-digits="1" number:grouping="true"/>
      <number:text> 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number:min-integer-digits="1" number:grouping="true"/>
      <number:text> </number:text>
    </number:number-style>
    <number:number-style style:name="N181P1" style:volatile="true">
      <number:text> -</number:text>
      <number:number number:decimal-places="0" number:min-integer-digits="1" number:grouping="true"/>
      <number:text> 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date-style style:name="N190">
      <number:day/>
      <number:text> </number:text>
      <number:month number:style="long" number:textual="true"/>
      <number:text> </number:text>
      <number:year number:style="long"/>
      <number:text> г.</number:text>
    </number:date-style>
    <number:number-style style:name="N191">
      <number:number number:decimal-places="2" number:min-integer-digits="1" number:grouping="true"/>
      <number:text>SFr.</number:text>
    </number:number-style>
    <number:currency-style style:name="N192">
      <number:currency-symbol number:language="en" number:country="US">$</number:currency-symbol>
      <number:number number:decimal-places="2" number:min-integer-digits="1" number:grouping="true"/>
    </number:currency-style>
    <number:number-style style:name="N193">
      <number:number number:decimal-places="15" number:min-integer-digits="1"/>
    </number:number-style>
    <number:number-style style:name="N194">
      <number:number number:decimal-places="20" number:min-integer-digits="1"/>
    </number:number-style>
    <number:number-style style:name="N195">
      <number:number number:decimal-places="11" number:min-integer-digits="1"/>
    </number:number-style>
    <number:number-style style:name="N196">
      <number:number number:decimal-places="19" number:min-integer-digits="1"/>
    </number:number-style>
    <number:number-style style:name="N198P0" style:volatile="true">
      <number:text> </number:text>
      <number:number number:decimal-places="0" number:min-integer-digits="1" number:grouping="true"/>
      <number:text> </number:text>
    </number:number-style>
    <number:number-style style:name="N198P1" style:volatile="true">
      <number:text> -</number:text>
      <number:number number:decimal-places="0" number:min-integer-digits="1" number:grouping="true"/>
      <number:text> </number:text>
    </number:number-style>
    <number:number-style style:name="N198P2" style:volatile="true">
      <number:text> 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 </number:text>
      <number:number number:decimal-places="2" number:min-integer-digits="1" number:grouping="true"/>
      <number:text> </number:text>
    </number:number-style>
    <number:number-style style:name="N200P1" style:volatile="true">
      <number:text> -</number:text>
      <number:number number:decimal-places="2" number:min-integer-digits="1" number:grouping="true"/>
      <number:text> </number:text>
    </number:number-style>
    <number:number-style style:name="N200P2" style:volatile="true">
      <number:text> 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text> </number:text>
      <number:number number:decimal-places="0" number:min-integer-digits="1" number:grouping="true"/>
      <number:text> € </number:text>
    </number:number-style>
    <number:number-style style:name="N202P1" style:volatile="true">
      <number:text>-</number:text>
      <number:number number:decimal-places="0" number:min-integer-digits="1" number:grouping="true"/>
      <number:text> € </number:text>
    </number:number-style>
    <number:number-style style:name="N202P2" style:volatile="true">
      <number:text> - €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 </number:text>
      <number:number number:decimal-places="0" number:min-integer-digits="1" number:grouping="true"/>
      <number:text>    </number:text>
    </number:number-style>
    <number:number-style style:name="N204P1" style:volatile="true">
      <number:text>-</number:text>
      <number:number number:decimal-places="0" number:min-integer-digits="1" number:grouping="true"/>
      <number:text>    </number:text>
    </number:number-style>
    <number:number-style style:name="N204P2" style:volatile="true">
      <number:text> -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 </number:text>
      <number:number number:decimal-places="2" number:min-integer-digits="1" number:grouping="true"/>
      <number:text> € </number:text>
    </number:number-style>
    <number:number-style style:name="N206P1" style:volatile="true">
      <number:text>-</number:text>
      <number:number number:decimal-places="2" number:min-integer-digits="1" number:grouping="true"/>
      <number:text> € </number:text>
    </number:number-style>
    <number:number-style style:name="N206P2" style:volatile="true">
      <number:text> -</number:text>
      <number:number number:decimal-places="0" number:min-integer-digits="0"/>
      <number:text> €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 </number:text>
      <number:number number:decimal-places="2" number:min-integer-digits="1" number:grouping="true"/>
      <number:text>    </number:text>
    </number:number-style>
    <number:number-style style:name="N208P1" style:volatile="true">
      <number:text>-</number:text>
      <number:number number:decimal-places="2" number:min-integer-digits="1" number:grouping="true"/>
      <number:text>    </number:text>
    </number:number-style>
    <number:number-style style:name="N208P2" style:volatile="true">
      <number:text> -</number:text>
      <number:number number:decimal-places="0" number:min-integer-digits="0"/>
      <number:text>   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0P0" style:volatile="true">
      <number:text> </number:text>
      <number:number number:decimal-places="3" number:min-integer-digits="1" number:grouping="true"/>
      <number:text> </number:text>
    </number:number-style>
    <number:number-style style:name="N210P1" style:volatile="true">
      <number:text> -</number:text>
      <number:number number:decimal-places="3" number:min-integer-digits="1" number:grouping="true"/>
      <number:text> </number:text>
    </number:number-style>
    <number:number-style style:name="N210P2" style:volatile="true">
      <number:text> -</number:text>
      <number:number number:decimal-places="0" number:min-integer-digits="0"/>
      <number:text>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text> </number:text>
      <number:number number:decimal-places="4" number:min-integer-digits="1" number:grouping="true"/>
      <number:text> </number:text>
    </number:number-style>
    <number:number-style style:name="N212P1" style:volatile="true">
      <number:text> -</number:text>
      <number:number number:decimal-places="4" number:min-integer-digits="1" number:grouping="true"/>
      <number:text> </number:text>
    </number:number-style>
    <number:number-style style:name="N212P2" style:volatile="true">
      <number:text> -</number:text>
      <number:number number: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text> </number:text>
      <number:number number:decimal-places="5" number:min-integer-digits="1" number:grouping="true"/>
      <number:text> </number:text>
    </number:number-style>
    <number:number-style style:name="N214P1" style:volatile="true">
      <number:text> -</number:text>
      <number:number number:decimal-places="5" number:min-integer-digits="1" number:grouping="true"/>
      <number:text> </number:text>
    </number:number-style>
    <number:number-style style:name="N214P2" style:volatile="true">
      <number:text> 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 </number:text>
      <number:number number:decimal-places="6" number:min-integer-digits="1" number:grouping="true"/>
      <number:text> </number:text>
    </number:number-style>
    <number:number-style style:name="N216P1" style:volatile="true">
      <number:text> -</number:text>
      <number:number number:decimal-places="6" number:min-integer-digits="1" number:grouping="true"/>
      <number:text> </number:text>
    </number:number-style>
    <number:number-style style:name="N216P2" style:volatile="true">
      <number:text> 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 </number:text>
      <number:number number:decimal-places="1" number:min-integer-digits="1" number:grouping="true"/>
      <number:text> </number:text>
    </number:number-style>
    <number:number-style style:name="N218P1" style:volatile="true">
      <number:text> -</number:text>
      <number:number number:decimal-places="1" number:min-integer-digits="1" number:grouping="true"/>
      <number:text> </number:text>
    </number:number-style>
    <number:number-style style:name="N218P2" style:volatile="true">
      <number:text> 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P0" style:volatile="true">
      <number:text> </number:text>
      <number:number number:decimal-places="0" number:min-integer-digits="1" number:grouping="true"/>
      <number:text> </number:text>
    </number:number-style>
    <number:number-style style:name="N219P1" style:volatile="true">
      <number:text> -</number:text>
      <number:number number:decimal-places="0" number:min-integer-digits="1" number:grouping="true"/>
      <number:text> </number:text>
    </number:number-style>
    <number:number-style style:name="N219P2" style:volatile="true">
      <number:text>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text>$</number:text>
      <number:number number:decimal-places="0" number:min-integer-digits="1" number:grouping="true"/>
      <number:text> </number:text>
    </number:number-style>
    <number:number-style style:name="N221">
      <number:text>($</number:text>
      <number:number number:decimal-places="0" number:min-integer-digits="1" number:grouping="true"/>
      <number:text>)</number:text>
      <style:map style:condition="value()&gt;=0" style:apply-style-name="N221P0"/>
    </number:number-style>
    <number:number-style style:name="N222P0" style:volatile="true">
      <number:text>$</number:text>
      <number:number number:decimal-places="0" number:min-integer-digits="1" number:grouping="true"/>
      <number:text> </number:text>
    </number:number-style>
    <number:number-style style:name="N2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22P0"/>
    </number:number-style>
    <number:number-style style:name="N224P0" style:volatile="true">
      <number:text>$</number:text>
      <number:number number:decimal-places="2" number:min-integer-digits="1" number:grouping="true"/>
      <number:text> </number:text>
    </number:number-style>
    <number:number-style style:name="N224">
      <number:text>($</number:text>
      <number:number number:decimal-places="2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text>$</number:text>
      <number:number number:decimal-places="2" number:min-integer-digits="1" number:grouping="true"/>
      <number:text> </number:text>
    </number:number-style>
    <number:number-style style:name="N2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25P0"/>
    </number:number-style>
    <number:number-style style:name="N227P0" style:volatile="true">
      <number:text> </number:text>
      <number:number number:decimal-places="0" number:min-integer-digits="1" number:grouping="true"/>
      <number:text> </number:text>
    </number:number-style>
    <number:number-style style:name="N227P1" style:volatile="true">
      <number:text> (</number:text>
      <number:number number:decimal-places="0" number:min-integer-digits="1" number:grouping="true"/>
      <number:text>)</number:text>
    </number:number-style>
    <number:number-style style:name="N227P2" style:volatile="true">
      <number:text> -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3P0" style:volatile="true">
      <number:text> </number:text>
      <number:number number:decimal-places="2" number:min-integer-digits="1" number:grouping="true"/>
      <number:text> </number:text>
    </number:number-style>
    <number:number-style style:name="N233P1" style:volatile="true">
      <number:text> (</number:text>
      <number:number number:decimal-places="2" number:min-integer-digits="1" number:grouping="true"/>
      <number:text>)</number:text>
    </number:number-style>
    <number:number-style style:name="N233P2" style:volatile="true">
      <number:text> -</number:text>
      <number:number number:decimal-places="0" number:min-integer-digits="0"/>
      <number:text>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$</number:text>
      <number:number number:decimal-places="2" number:min-integer-digits="1" number:grouping="true"/>
      <number:text> </number:text>
    </number:number-style>
    <number:number-style style:name="N237P1" style:volatile="true">
      <number:text> $(</number:text>
      <number:number number:decimal-places="2" number:min-integer-digits="1" number:grouping="true"/>
      <number:text>)</number:text>
    </number:number-style>
    <number:number-style style:name="N237P2" style:volatile="true">
      <number:text> $-</number:text>
      <number:number number: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8">18.12.2007</text:date>, <text:time>11:2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5-11-22T22:05:38</meta:creation-date>
    <dc:creator>Boris Samsonov</dc:creator>
    <dc:date>2007-12-18T11:25:36</dc:date>
    <dc:language>ru-RU</dc:language>
    <meta:editing-cycles>7</meta:editing-cycles>
    <meta:editing-duration>PT12M16S</meta:editing-duration>
    <meta:user-defined meta:name="Info 1"/>
    <meta:user-defined meta:name="Info 2"/>
    <meta:user-defined meta:name="Info 3"/>
    <meta:user-defined meta:name="Info 4"/>
    <meta:document-statistic meta:table-count="1" meta:cell-count="670"/>
  </office:meta>
</office:document-meta>
</file>